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andl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startElement( String uri , String localName , String qName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resolveEntity(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unparsedEntityDecl( String name , String publicId , String systemId , String 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warning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endElement( String 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notationDecl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ignorableWhitespace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characters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fatal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